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fcc" officeooo:paragraph-rsid="00049fcc"/>
    </style:style>
    <style:style style:name="P2" style:family="paragraph" style:parent-style-name="Standard">
      <style:text-properties officeooo:rsid="00049fcc" officeooo:paragraph-rsid="00062b7d"/>
    </style:style>
    <style:style style:name="P3" style:family="paragraph" style:parent-style-name="Standard">
      <style:text-properties fo:font-size="14pt" officeooo:rsid="00049fcc" officeooo:paragraph-rsid="00049fcc" style:font-size-asian="14pt" style:font-size-complex="14pt"/>
    </style:style>
    <style:style style:name="P4" style:family="paragraph" style:parent-style-name="Standard">
      <style:text-properties fo:font-size="12pt" officeooo:rsid="00062b7d" officeooo:paragraph-rsid="00062b7d" style:font-size-asian="10.5pt" style:font-size-complex="12pt"/>
    </style:style>
    <style:style style:name="P5" style:family="paragraph" style:parent-style-name="Standard">
      <style:text-properties fo:font-size="12pt" officeooo:rsid="00049fcc" officeooo:paragraph-rsid="00062b7d" style:font-size-asian="10.5pt" style:font-size-complex="12pt"/>
    </style:style>
    <style:style style:name="P6" style:family="paragraph" style:parent-style-name="Standard">
      <style:text-properties officeooo:rsid="0006e2e8" officeooo:paragraph-rsid="0006e2e8"/>
    </style:style>
    <style:style style:name="T1" style:family="text">
      <style:text-properties officeooo:rsid="0004dbb5"/>
    </style:style>
    <style:style style:name="T2" style:family="text">
      <style:text-properties officeooo:rsid="00062b7d"/>
    </style:style>
    <style:style style:name="T3" style:family="text">
      <style:text-properties officeooo:rsid="00049fcc"/>
    </style:style>
    <style:style style:name="T4" style:family="text">
      <style:text-properties officeooo:rsid="0007076b"/>
    </style:style>
    <style:style style:name="T5" style:family="text">
      <style:text-properties officeooo:rsid="000824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a Calculadora: Requisitos</text:p>
      <text:p text:style-name="P3"/>
      <text:p text:style-name="P4">1-Assim que o usuário abrir o sistema, o mesmo deverá solicitar a <text:span text:style-name="T4">conta </text:span>desejada.</text:p>
      <text:p text:style-name="P4"/>
      <text:p text:style-name="P4">2-Assim que o programa solicitar a <text:span text:style-name="T5">conta</text:span> desejada, o usuário irá inseri-la de acordo com as especificações abaixo:</text:p>
      <text:p text:style-name="P4"><text:tab/></text:p>
      <text:p text:style-name="P4"><text:tab/><text:span text:style-name="T3">O usuário deseja inserir a operação no seguinte formato:</text:span></text:p>
      <text:p text:style-name="P2"/>
      <text:p text:style-name="P2"><text:tab/>operando operador operando (não separados por espaço). Exemplo:</text:p>
      <text:p text:style-name="P5"><text:tab/>5+5</text:p>
      <text:p text:style-name="P5"/>
      <text:p text:style-name="P4">3-Assim que o usuário inserir a conta, o sistema deverá exibir apenas a resposta da mesma, isso é, não deverá apresentar novamente a operação quando for mostrar o resultado da conta desejada.</text:p>
      <text:p text:style-name="P4"/>
      <text:p text:style-name="P4">4-Independentemente de quantas casas decimais estiverem presentes nos operandos da conta inserida pelo usuário, assim que o mesmo inseri-la, a saída do programa deverá ser exibida SEMPRE com apenas três casas decimais.</text:p>
      <text:p text:style-name="P4"/>
      <text:p text:style-name="P2"><text:tab/><text:span text:style-name="T1">Exemplo de saída para o exemplo de entrada anterior:</text:span></text:p>
      <text:p text:style-name="P2"><text:tab/><text:span text:style-name="T1">10.000</text:span></text:p>
      <text:p text:style-name="P2"/>
      <text:p text:style-name="P1"><text:span text:style-name="T2">5</text:span>-A calculadora deverá <text:span text:style-name="T2">ser capaz de</text:span> realizar cinco operações descritas abaixo:</text:p>
      <text:p text:style-name="P1"><text:tab/>-soma</text:p>
      <text:p text:style-name="P1"><text:tab/>-subtração</text:p>
      <text:p text:style-name="P1"><text:tab/>-multiplicação</text:p>
      <text:p text:style-name="P1"><text:tab/>-potência(elevado a)</text:p>
      <text:p text:style-name="P1"><text:tab/>-divisão</text:p>
      <text:p text:style-name="P1"><text:tab/></text:p>
      <text:p text:style-name="P1"><text:tab/>.Operação de soma que deverá ser representada pelo símbolo +</text:p>
      <text:p text:style-name="P1"><text:tab/>.Operação de subtração que deverá ser representada pelo símbolo -</text:p>
      <text:p text:style-name="P1"><text:tab/>.Operação de multiplicação que deverá ser representada pelo símbolo *</text:p>
      <text:p text:style-name="P1"><text:tab/>.Operação de potência (elevado a) que deverá ser representada pelo símbolo ^</text:p>
      <text:p text:style-name="P1"><text:tab/>.Operação de divisão que deverá ser representada pelo símbolo /</text:p>
      <text:p text:style-name="P1"/>
      <text:p text:style-name="P6">6-Se o operador digitado pelo usuário não corresponder a nenhum dos símbolos citados no requisito 5, o programa deverá exibir um aviso de que o operador digitado não é válido da seguinte maneira:</text:p>
      <text:p text:style-name="P6"/>
      <text:p text:style-name="P6"><text:tab/>“O operador inserido não é válido”</text:p>
      <text:p text:style-name="P6"/>
      <text:p text:style-name="P6">Após o aviso, o programa deverá encerrar sua execuçã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0:33:15.128000000</meta:creation-date>
    <dc:date>2016-04-15T12:46:37.208000000</dc:date>
    <meta:editing-duration>PT1H14S</meta:editing-duration>
    <meta:editing-cycles>6</meta:editing-cycles>
    <meta:generator>LibreOffice/5.0.3.2$Windows_X86_64 LibreOffice_project/e5f16313668ac592c1bfb310f4390624e3dbfb75</meta:generator>
    <meta:document-statistic meta:table-count="0" meta:image-count="0" meta:object-count="0" meta:page-count="1" meta:paragraph-count="26" meta:word-count="244" meta:character-count="1585" meta:non-whitespace-character-count="1347"/>
  </office:meta>
</office:document-meta>
</file>